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7120" officeooo:paragraph-rsid="001f71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ВЕТ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8-29T18:38:53.328000000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4.0.3$Windows_X86_64 LibreOffice_project/f85e47c08ddd19c015c0114a68350214f7066f5a</meta:generator>
  </office:meta>
</office:document-meta>
</file>